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Seznam" style:family="paragraph">
      <style:paragraph-properties fo:margin-left="0.3937in" fo:text-indent="-0.25in">
        <style:tab-stops>
          <style:tab-stop style:type="left" style:position="0in"/>
        </style:tab-stops>
      </style:paragraph-properties>
    </style:style>
    <style:style style:name="P22" style:parent-style-name="Základnítext" style:family="paragraph">
      <style:text-properties fo:background-color="#FFFF00"/>
    </style:style>
    <style:style style:name="P23" style:parent-style-name="Příloha" style:family="paragraph">
      <style:text-properties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8/2019<text:bookmark-end text:name="Text14"/></text:p>
            <text:p text:style-name="Normální">KVOP-19430/2019<text:bookmark-end text:name="Text2"/></text:p>
            <text:p text:style-name="Normální"><text:bookmark-start text:name="Text6"/>24. 04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G<text:bookmark-end text:name="Text9"/>. S.</text:p>
            <text:p text:style-name="Normální">nar.<text:s/></text:p>
            <text:p text:style-name="Normální"/>
            <text:p text:style-name="Normální"/>
            <text:p text:style-name="Normální"/>
            <text:p text:style-name="Normální"/>
            <text:p text:style-name="Normální">DOPORUČENĚ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S.,</text:p>
      <text:p text:style-name="Základnítext">dne 16. dubna 2019 byla do Kanceláře veřejného ochránce práv doručena Vaše žádost podle zákona č. 106/1999 Sb., o svobodném přístupu k informacím, ve znění pozdějších předpisů. Žádáte o zaslání Sborníku stanovisek veřejného ochránce práv – vězeňství č. 6 a veškerých informačních letáků ochránce.</text:p>
      <text:p text:style-name="P17">Ve smyslu zákona o svobodném přístupu k informacím Vám<text:s/><text:span text:style-name="Silné">poskytuji</text:span><text:s/><text:span text:style-name="Silné">informaci:</text:span></text:p>
      <text:p text:style-name="P18"/>
      <text:list text:style-name="LFO3_1" text:continue-numbering="true">
        <text:list-item>
          <text:p text:style-name="P19">Sborník stanovisek veřejného ochránce práv – vězeňství č. 6 z roku 2010<text:s/>zasílám,</text:p>
        </text:list-item>
        <text:list-item>
          <text:p text:style-name="P20">Informační letáky KVOP – zasílám.</text:p>
        </text:list-item>
      </text:list>
      <text:p text:style-name="P21"/>
      <text:p text:style-name="Základnítext">Rovněž Vás informuji, že připravujeme nový sborník z oblasti vězeňství. Vydání by měla být k dispozici během několika týdnů.</text:p>
      <text:p text:style-name="Základnítext"/>
      <text:p text:style-name="Základnítext">S pozdravem</text:p>
      <text:p text:style-name="P22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23">82 Příloh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FG0N*</text:span></text:p>
        <text:p text:style-name="P12"><text:span text:style-name="T13">KVOPX009FG0N</text:span>KVOPX009FG0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5-06T09:59:00Z</meta:creation-date>
    <dc:date>2019-05-06T10:0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5" meta:character-count="865" meta:row-count="6" meta:non-whitespace-character-count="741"/>
  </office:meta>
</office:document-meta>
</file>